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122.54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ry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Type (if applicable)</text:p>
          </table:table-cell>
          <table:table-cell office:value-type="string" calcext:value-type="string">
            <text:p>Allowed or proposed values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Further actions</text:p>
          </table:table-cell>
        </table:table-row>
        <table:table-row table:style-name="ro1">
          <table:table-cell office:value-type="string" calcext:value-type="string">
            <text:p>D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ea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[Required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[Required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office:value-type="string" calcext:value-type="string">
            <text:p>[Required]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ibutor</text:p>
          </table:table-cell>
          <table:table-cell table:number-columns-repeated="4"/>
          <table:table-cell office:value-type="string" calcext:value-type="string">
            <text:p>1-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office:value-type="string" calcext:value-type="string">
            <text:p>[Example: ORCID ID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thical issu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ist</text:p>
          </table:table-cell>
          <table:table-cell table:number-columns-repeated="2"/>
          <table:table-cell office:value-type="string" calcext:value-type="string">
            <text:p>yes/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U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ype of 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und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 of fun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nt identifi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4"/>
          <table:table-cell office:value-type="string" calcext:value-type="string">
            <text:p>1-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Hand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al data</text:p>
          </table:table-cell>
          <table:table-cell table:number-columns-repeated="2"/>
          <table:table-cell office:value-type="string" calcext:value-type="string">
            <text:p>yes/no</text:p>
          </table:table-cell>
          <table:table-cell/>
          <table:table-cell office:value-type="string" calcext:value-type="string">
            <text:p>If yes: VVT, notice to provider</text:p>
          </table:table-cell>
        </table:table-row>
        <table:table-row table:style-name="ro1">
          <table:table-cell/>
          <table:table-cell office:value-type="string" calcext:value-type="string">
            <text:p>Sensitive data</text:p>
          </table:table-cell>
          <table:table-cell table:number-columns-repeated="2"/>
          <table:table-cell office:value-type="string" calcext:value-type="string">
            <text:p>yes/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ribution of 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m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te siz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ta access</text:p>
          </table:table-cell>
          <table:table-cell table:number-columns-repeated="2"/>
          <table:table-cell office:value-type="string" calcext:value-type="string">
            <text:p>Open/restricted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ailable unti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cen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cense n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9.91mm" svg:x="67.59mm" svg:y="255.93mm" draw:caption-point-x="-6.1mm" draw:caption-point-y="15.1mm">
              <dc:creator>JL</dc:creator>
              <dc:date>2020-08-18T00:00:00</dc:date>
              <text:p text:style-name="P1"><text:span text:style-name="T1">Not quite clear what is meant</text:span></text:p>
            </office:annotation>
            <text:p>Type of 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ports vers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rage typ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s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[Link to cost plan]</text:p>
          </table:table-cell>
          <table:table-cell office:value-type="string" calcext:value-type="string">
            <text:p>URI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tadata</text:p>
          </table:table-cell>
          <table:table-cell table:number-columns-repeated="4"/>
          <table:table-cell office:value-type="string" calcext:value-type="string">
            <text:p>1-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tadata Standard I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kup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ertification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ong term archiving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ata securit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.00.0000</text:date>, <text:time style:data-style-name="N2" text:time-value="17:03:28.5565759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Leendertse</meta:initial-creator>
    <meta:creation-date>2020-08-18T16:41:37.216340303</meta:creation-date>
    <meta:generator>LibreOffice/6.0.7.3$Linux_X86_64 LibreOffice_project/00m0$Build-3</meta:generator>
    <dc:date>2020-08-20T15:18:59.565055420</dc:date>
    <dc:creator>Jan Leendertse</dc:creator>
    <meta:editing-duration>PT2H58M13S</meta:editing-duration>
    <meta:editing-cycles>16</meta:editing-cycles>
    <meta:document-statistic meta:table-count="1" meta:cell-count="88" meta:object-count="0"/>
  </office:meta>
</office:document-meta>
</file>